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5.38cm"/>
    </style:style>
    <style:style style:name="Tableau2.B" style:family="table-column">
      <style:table-column-properties style:column-width="4.918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6.306cm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7" style:family="table-row">
      <style:table-row-properties style:min-row-height="0.397cm" fo:keep-together="always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libri" fo:font-size="8pt" officeooo:paragraph-rsid="00fc4003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7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8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8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0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37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text-properties style:font-name="Calibri"/>
    </style:style>
    <style:style style:name="P39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0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1" style:family="paragraph" style:parent-style-name="Standard">
      <style:text-properties style:font-name="Calibri" officeooo:paragraph-rsid="003ad84c"/>
    </style:style>
    <style:style style:name="P42" style:family="paragraph" style:parent-style-name="Standard">
      <style:text-properties style:font-name="Calibri" officeooo:paragraph-rsid="001b88f9"/>
    </style:style>
    <style:style style:name="P43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44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2" style:family="text">
      <style:text-properties fo:color="#ffffff"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9"><text:text-input text:description="&lt;company.name&gt;">Company Name</text:text-input></text:span><text:span text:style-name="T6"><text:line-break/></text:span><text:span text:style-name="T8"><text:text-input text:description="&lt;company.street&gt;">Street</text:text-input></text:span><text:span text:style-name="T8"> </text:span><text:span text:style-name="T8"><text:text-input text:description="&lt;company.street2&gt;">street2</text:text-input></text:span><text:span text:style-name="T8"><text:line-break/></text:span><text:span text:style-name="T8"><text:text-input text:description="&lt;company.zip&gt;">Zip</text:text-input></text:span><text:span text:style-name="T8"> </text:span><text:span text:style-name="T8"><text:text-input text:description="&lt;company.city&gt;">City</text:text-input></text:span><text:span text:style-name="T8"> </text:span><text:span text:style-name="T8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37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<text:text-input text:description="&lt;if test=&quot;o.dest_address_id&quot;&gt;">If</text:text-input></text:p>
            <text:p text:style-name="P9">Adresse de livraison:</text:p>
            <text:p text:style-name="P6"><text:span text:style-name="T3"><text:text-input text:description="&lt; (o.dest_address_id.title and o.dest_address_id.title.name + ' ') or '' &gt;">Title </text:text-input></text:span><text:span text:style-name="T3"><text:text-input text:description="&lt; (o.dest_address_id.name and o.dest_address_id.name) or '' &gt;">Name</text:text-input></text:span></text:p>
            <text:p text:style-name="P16"><text:text-input text:description="&lt; (o.dest_address_id.partner_id and o.dest_address_id.partner_id.name) or '' &gt;">Partner name</text:text-input></text:p>
            <text:p text:style-name="P17"><text:text-input text:description="&lt; o.dest_address_id.street or ''&gt;">Street</text:text-input></text:p>
            <text:p text:style-name="P17"><text:text-input text:description="&lt; o.dest_address_id.street2 or ''&gt;">street 2</text:text-input></text:p>
            <text:p text:style-name="P7"><text:span text:style-name="T3"><text:text-input text:description="&lt; o.dest_address_id.zip + ' ' or '' &gt;">Zip </text:text-input></text:span><text:span text:style-name="T3"><text:text-input text:description="&lt; o.dest_address_id.city + ' ' or '' &gt;">City </text:text-input></text:span></text:p>
            <text:p text:style-name="P7"><text:span text:style-name="T3"><text:text-input text:description="&lt; o.dest_address_id.state_id and o.dest_address_id.state_id.name + ' '&gt;">State </text:text-input></text:span><text:span text:style-name="T3"><text:text-input text:description="&lt; o.dest_address_id.country_id and o.dest_address_id.country_id.name + ' ' or '' &gt;">Country</text:text-input></text:span></text:p>
            <text:p text:style-name="P21"><text:text-input text:description="&lt;/if&gt;">Endif</text:text-input></text:p>
          </table:table-cell>
          <table:table-cell table:style-name="Tableau1.A1" office:value-type="string">
            <text:p text:style-name="P10">Fournisseur:</text:p>
            <text:p text:style-name="P30"><text:text-input text:description="&lt; (o.partner_id  and o.partner_id.name) or '' &gt;">Name</text:text-input> <text:span text:style-name="T12"><text:text-input text:description="&lt; (o.partner_address_id.title and o.partner_address_id.title.name + ' ') or '' &gt;">Title </text:text-input></text:span><text:span text:style-name="T12"><text:text-input text:description="&lt; (o.partner_address_id and o.partner_address_id.name) or '' &gt;">Name</text:text-input></text:span></text:p>
            <text:p text:style-name="P23"><text:text-input text:description="&lt; (o.partner_address_id and o.partner_address_id.street ) or ''&gt;">Street</text:text-input></text:p>
            <text:p text:style-name="P20"><text:text-input text:description="&lt;if test=&quot;(o.partner_address_id and o.partner_address_id.street2)&quot;&gt;">If</text:text-input></text:p>
            <text:p text:style-name="P23"><text:text-input text:description="&lt; (o.partner_address_id and o.partner_address_id.street2) or '' &gt;">street2</text:text-input></text:p>
            <text:p text:style-name="P20"><text:text-input text:description="&lt;/if&gt;">Endif</text:text-input></text:p>
            <text:p text:style-name="P23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3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3"/>
            <text:p text:style-name="P8"><text:span text:style-name="T3"><text:text-input text:description="&lt;(o.partner_address_id and o.partner_address_id.phone and 'Tél.:           ' or '') + (o.partner_address_id and o.partner_address_id.phone or '')&gt;">Phone</text:text-input></text:span><text:span text:style-name="T3"><text:line-break/></text:span><text:span text:style-name="T3"><text:text-input text:description="&lt;(o.partner_address_id and o.partner_address_id.fax and 'Fax:           ' or '') + (o.partner_address_id and o.partner_address_id.fax or '')&gt;">Fax</text:text-input></text:span></text:p>
            <text:p text:style-name="P18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39"/>
      <text:p text:style-name="P19"><text:text-input text:description="&lt;if test=&quot;o.state=='draft'&quot;&gt;">If</text:text-input></text:p>
      <text:p text:style-name="P33"><text:span text:style-name="T10">Demande de prix N°: </text:span><text:span text:style-name="T10"><text:text-input text:description="&lt;o.name&gt;">Order No</text:text-input></text:span></text:p>
      <text:p text:style-name="P19"><text:text-input text:description="&lt;/if&gt;">Endif</text:text-input></text:p>
      <text:p text:style-name="P19"><text:text-input text:description="&lt;if test=&quot;o.state != 'draft' &quot;&gt;">If</text:text-input></text:p>
      <text:p text:style-name="P31"><text:span text:style-name="T11">Commande </text:span><text:span text:style-name="T10">N°: </text:span><text:span text:style-name="T10"><text:text-input text:description="&lt;o.name&gt;">Order No</text:text-input></text:span></text:p>
      <text:p text:style-name="P19"><text:text-input text:description="&lt;/if&gt;">Endif</text:text-input></text:p>
      <text:p text:style-name="P3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3">Notre référence</text:p>
            </table:table-cell>
            <table:table-cell table:style-name="Tableau2.A1" office:value-type="string">
              <text:p text:style-name="P13">Votre référence</text:p>
            </table:table-cell>
            <table:table-cell table:style-name="Tableau2.A1" office:value-type="string">
              <text:p text:style-name="P14">Date</text:p>
            </table:table-cell>
            <table:table-cell table:style-name="Tableau2.D1" office:value-type="string">
              <text:p text:style-name="P14">Validée par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24"><text:text-input text:description="&lt;o.name&gt;">Reference</text:text-input></text:p>
          </table:table-cell>
          <table:table-cell table:style-name="Tableau2.A2" office:value-type="float" office:value="0">
            <text:p text:style-name="P24"><text:text-input text:description="&lt;o.partner_ref or ''&gt;">Ref. fournisseur</text:text-input></text:p>
          </table:table-cell>
          <table:table-cell table:style-name="Tableau2.A2" office:value-type="float" office:value="0">
            <text:p text:style-name="P25"><text:text-input text:description="&lt;formatLang(o.date_order,date = True)&gt;">Date</text:text-input></text:p>
          </table:table-cell>
          <table:table-cell table:style-name="Tableau2.D2" office:value-type="float" office:value="0">
            <text:p text:style-name="P27"><text:text-input text:description="&lt;(o.validator and o.validator.name) or ''&gt;">Validator</text:text-input></text:p>
          </table:table-cell>
        </table:table-row>
      </table:table>
      <text:p text:style-name="P41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2">Description </text:p>
            </table:table-cell>
            <table:table-cell table:style-name="Tableau4.A1" office:value-type="string">
              <text:p text:style-name="P11">Date prévue</text:p>
            </table:table-cell>
            <table:table-cell table:style-name="Tableau4.C1" office:value-type="string">
              <text:p text:style-name="P15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28"><text:text-input text:description="&lt;for each=&quot;line in purchase_order_lines(objects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float" office:value="0">
            <text:p text:style-name="P32"><text:text-input text:description="&lt;line.supplier_code&gt;">Supplier code</text:text-input></text:p>
            <text:p text:style-name="P36"><text:text-input text:description="&lt;line.supplier_name&gt;">Supplier name</text:text-input></text:p>
          </table:table-cell>
          <table:table-cell table:style-name="Tableau4.A3" office:value-type="float" office:value="0">
            <text:p text:style-name="P26"><text:text-input text:description="&lt;formatLang(line.date_planned,date = True)&gt;">Date</text:text-input></text:p>
          </table:table-cell>
          <table:table-cell table:style-name="Tableau4.C3" office:value-type="float" office:value="0">
            <text:p text:style-name="P29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float" office:value="0">
            <text:p text:style-name="P34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5"><text:span text:style-name="T4">Note: </text:span><text:span text:style-name="T5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4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float" office:value="0">
            <text:p text:style-name="P28"><text:text-input text:description="&lt;/for&gt;">End For</text:text-input></text:p>
          </table:table-cell>
          <table:covered-table-cell/>
          <table:covered-table-cell/>
        </table:table-row>
      </table:table>
      <text:p text:style-name="P42"/>
      <text:p text:style-name="P22"><text:text-input text:description="&lt;if test=&quot;o.notes&quot;&gt;">If</text:text-input></text:p>
      <text:p text:style-name="P43">Notes:</text:p>
      <text:p text:style-name="P44"><text:span text:style-name="T2"><text:text-input text:description="&lt;format(o.notes or '')&gt;">Notes</text:text-input></text:span> </text:p>
      <text:p text:style-name="P22"><text:text-input text:description="&lt;/if&gt;">Endif</text:text-input></text:p>
      <text:p text:style-name="P38"/>
      <text:p text:style-name="P4"/>
      <text:p text:style-name="P3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2"><text:span text:style-name="MT1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4-30T14:41:46.69</dc:date>
    <meta:editing-duration>PT21H17M56S</meta:editing-duration>
    <meta:editing-cycles>407</meta:editing-cycles>
    <meta:generator>LibreOffice/3.6$Windows_x86 LibreOffice_project/2ef5aff-a6fb0ff-166bdff-cf087ad-0f1389</meta:generator>
    <meta:document-statistic meta:table-count="4" meta:image-count="0" meta:object-count="0" meta:page-count="1" meta:paragraph-count="54" meta:word-count="103" meta:character-count="572" meta:non-whitespace-character-count="518"/>
    <meta:user-defined meta:name="Info 1"/>
    <meta:user-defined meta:name="Info 2"/>
    <meta:user-defined meta:name="Info 3"/>
    <meta:user-defined meta:name="Info 4"/>
  </office:meta>
</office:document-meta>
</file>